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373d" officeooo:paragraph-rsid="0008373d"/>
    </style:style>
    <style:style style:name="P2" style:family="paragraph" style:parent-style-name="Standard">
      <style:text-properties officeooo:rsid="0009d584" officeooo:paragraph-rsid="0009d584"/>
    </style:style>
    <style:style style:name="P3" style:family="paragraph" style:parent-style-name="Standard">
      <style:text-properties officeooo:rsid="000b5c08" officeooo:paragraph-rsid="000b5c08"/>
    </style:style>
    <style:style style:name="P4" style:family="paragraph" style:parent-style-name="Text_20_body">
      <style:text-properties fo:color="#000000" style:font-name="Arial" fo:font-size="11pt" officeooo:rsid="000b5c08" officeooo:paragraph-rsid="0008373d" style:font-size-asian="11pt" style:font-size-complex="11pt"/>
    </style:style>
    <style:style style:name="P5" style:family="paragraph" style:parent-style-name="Text_20_body">
      <loext:graphic-properties draw:fill="none" draw:fill-color="#ffffff"/>
      <style:paragraph-properties fo:margin-left="0in" fo:margin-right="0in" fo:text-indent="0in" style:auto-text-indent="false" fo:background-color="transparent"/>
    </style:style>
    <style:style style:name="P6" style:family="paragraph" style:parent-style-name="Text_20_body">
      <loext:graphic-properties draw:fill="none" draw:fill-color="#ffffff"/>
      <style:paragraph-properties fo:margin-left="0in" fo:margin-right="0in" fo:text-indent="0in" style:auto-text-indent="false" fo:background-color="transparent"/>
      <style:text-properties fo:color="#000000" style:font-name="Arial" fo:font-size="11pt" style:font-size-asian="11pt" style:font-size-complex="11pt"/>
    </style:style>
    <style:style style:name="P7" style:family="paragraph" style:parent-style-name="Text_20_body">
      <loext:graphic-properties draw:fill="none" draw:fill-color="#ffffff"/>
      <style:paragraph-properties fo:margin-left="0in" fo:margin-right="0in" fo:text-indent="0in" style:auto-text-indent="false" fo:background-color="transparent"/>
      <style:text-properties style:font-name="Arial" fo:font-size="11pt" officeooo:paragraph-rsid="000d4240" style:font-size-asian="11pt" style:font-size-complex="11pt"/>
    </style:style>
    <style:style style:name="P8" style:family="paragraph" style:parent-style-name="Standard">
      <style:text-properties style:font-name="Arial" fo:font-size="11pt" officeooo:rsid="0008373d" officeooo:paragraph-rsid="0008373d" style:font-size-asian="11pt" style:font-size-complex="11pt"/>
    </style:style>
    <style:style style:name="P9" style:family="paragraph" style:parent-style-name="Standard">
      <style:text-properties fo:font-variant="normal" fo:text-transform="none" fo:color="#000000" style:font-name="Arial" fo:font-size="11pt" fo:letter-spacing="normal" fo:font-style="normal" fo:font-weight="normal" officeooo:paragraph-rsid="0008373d" style:font-size-asian="11pt" style:font-size-complex="11pt"/>
    </style:style>
    <style:style style:name="T1" style:family="text">
      <style:text-properties officeooo:rsid="0009d584"/>
    </style:style>
    <style:style style:name="T2" style:family="text">
      <style:text-properties officeooo:rsid="000b5c08"/>
    </style:style>
    <style:style style:name="T3" style:family="text">
      <style:text-properties officeooo:rsid="000be598"/>
    </style:style>
    <style:style style:name="T4" style:family="text">
      <style:text-properties officeooo:rsid="000d4240"/>
    </style:style>
    <style:style style:name="T5" style:family="text">
      <style:text-properties fo:color="#000000"/>
    </style:style>
    <style:style style:name="T6" style:family="text">
      <style:text-properties fo:color="#000000" style:font-name="quot"/>
    </style:style>
    <style:style style:name="T7" style:family="text">
      <style:text-properties fo:color="#000000" style:font-name="Arial"/>
    </style:style>
    <style:style style:name="T8" style:family="text">
      <style:text-properties fo:color="#000000" style:font-name="Arial" fo:font-size="11pt" style:font-size-asian="11pt" style:font-size-complex="11pt"/>
    </style:style>
    <style:style style:name="T9" style:family="text">
      <style:text-properties fo:color="#337ab7" style:font-name="quot" style:text-underline-style="solid" style:text-underline-width="auto" style:text-underline-color="font-color" fo:background-color="transparent" loext:char-shading-value="0"/>
    </style:style>
    <style:style style:name="T10" style:family="text">
      <style:text-properties fo:color="#337ab7" style:text-underline-style="solid" style:text-underline-width="auto" style:text-underline-color="font-color" fo:background-color="transparent" loext:char-shading-value="0"/>
    </style:style>
    <style:style style:name="T11" style:family="text">
      <style:text-properties fo:color="#337ab7" style:font-name="Arial" style:text-underline-style="solid" style:text-underline-width="auto" style:text-underline-color="font-color" fo:background-color="transparent" loext:char-shading-value="0"/>
    </style:style>
    <style:style style:name="T12" style:family="text">
      <style:text-properties fo:color="#337ab7" style:font-name="Arial" fo:font-size="11pt" style:text-underline-style="solid" style:text-underline-width="auto" style:text-underline-color="font-color" fo:background-color="transparent" loext:char-shading-value="0"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cing an increasingly polarized readership, news publications commonly resort to biased journalism along a sociopolitical spectrum of left or right leaning subjectivity. Websites like Vox and Breitbart News cover many of the same stories, but from entirely different perspectives intended to enhance the confirmation bias of the reader, a proven customer retention strategy. </text:p>
      <text:p text:style-name="P5"><text:span text:style-name="T8">A recently created website, </text:span><text:a xlink:type="simple" xlink:href="http://www.knowhere.com/" office:target-frame-name="_blank" xlink:show="new" text:style-name="Internet_20_link" text:visited-style-name="Visited_20_Internet_20_Link"><text:span text:style-name="T12">Knowhere</text:span></text:a><text:span text:style-name="T8"> attempts to appease both sides and the middle by publishing news stories three ways, with labels of "Impartial", "Left", &amp; "Right" readers can choose from. This is accomplished using a combination of human editors, scraping AI, and NLP machine learning models used to encode and decode the articles according to weights. </text:span></text:p>
      <text:p text:style-name="P6">A crucial aspect of the NLP models is the summarization of published news articles. This presents a particular challenge as articles are often 700+ words. Smaller texts, like tweets, comments, and product reviews are often only a few hundred characters presenting a single idea. News articles give backstory, context, and different perspectives (even if only to marginalize that perspective). </text:p>
      <text:p text:style-name="P7"><text:span text:style-name="T5">In this capstone I have attempted to create a text summarizer for 3,000 articles published in September and October 2018 on four websites, listed left to right by subjective bias in journalism from left to right Huffington Post, Politico, BBC US, and The Daily Caller. </text:span></text:p>
      <text:p text:style-name="P7">The greatest obstacle is creating a word embeddings model and encoder/decoder to summarize the articles. There are a few powerful tools, such as Word2Vec and GloVe that I will investigate <text:span text:style-name="T3">and test for comparison. After that, setting the summary to headline comparison becomes the next greatest obstacle. Once functional, the model can be web-enabled in a new news-site aggregation service that will present links to a story’s various articles based on their objectivity. This web-feature will not be a part of this capstone, rather a next phase to develop after graduation. </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quot" svg:font-family="quot"/>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1:03:49.847000000</meta:creation-date>
    <dc:date>2018-10-25T10:53:29.665000000</dc:date>
    <meta:editing-duration>PT6M36S</meta:editing-duration>
    <meta:editing-cycles>2</meta:editing-cycles>
    <meta:generator>LibreOffice/6.0.4.2$Windows_X86_64 LibreOffice_project/9b0d9b32d5dcda91d2f1a96dc04c645c450872bf</meta:generator>
    <meta:document-statistic meta:table-count="0" meta:image-count="0" meta:object-count="0" meta:page-count="1" meta:paragraph-count="5" meta:word-count="304" meta:character-count="1970" meta:non-whitespace-character-count="1666"/>
  </office:meta>
</office:document-meta>
</file>